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7.654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3.388cm"/>
    </style:style>
    <style:style style:name="co8" style:family="table-column">
      <style:table-column-properties fo:break-before="auto" style:column-width="3.2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">
      <style:table-cell-properties fo:wrap-option="no-wrap"/>
      <style:text-properties fo:color="#000000" fo:font-weight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0"/>
    <style:style style:name="ce5" style:family="table-cell" style:parent-style-name="Default" style:data-style-name="N104"/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1" office:value-type="string">
            <text:p>Parts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1-C7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 100nF 0603</text:p>
          </table:table-cell>
          <table:table-cell office:value-type="float" office:value="7">
            <text:p>7</text:p>
          </table:table-cell>
          <table:table-cell table:formula="oooc:=[.H2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12">
            <text:p>£0.0120</text:p>
          </table:table-cell>
          <table:table-cell table:formula="oooc:=[.L2]*[.K2]" office:value-type="currency" office:currency="GBP" office:value="1.68">
            <text:p>£1.68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 office:value-type="string">
            <text:p>Farnell</text:p>
          </table:table-cell>
          <table:table-cell office:value-type="float" office:value="9451072">
            <text:p>9451072</text:p>
          </table:table-cell>
          <table:table-cell table:number-columns-repeated="2"/>
          <table:table-cell office:value-type="string">
            <text:p>Cap 47uF Electrolytic 2.54mm</text:p>
          </table:table-cell>
          <table:table-cell office:value-type="float" office:value="1">
            <text:p>1</text:p>
          </table:table-cell>
          <table:table-cell table:formula="oooc:=[.H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7">
            <text:p>£0.0370</text:p>
          </table:table-cell>
          <table:table-cell table:formula="oooc:=[.L3]*[.K3]" office:value-type="currency" office:currency="GBP" office:value="0.74">
            <text:p>£0.74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4P4C</text:p>
          </table:table-cell>
          <table:table-cell office:value-type="float" office:value="1">
            <text:p>1</text:p>
          </table:table-cell>
          <table:table-cell table:formula="oooc:=[.H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L4]*[.K4]" office:value-type="currency" office:currency="GBP" office:value="5.4">
            <text:p>£5.4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ON3-5</text:p>
          </table:table-cell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table:number-columns-repeated="2"/>
          <table:table-cell office:value-type="string">
            <text:p>Cage-clamp</text:p>
          </table:table-cell>
          <table:table-cell office:value-type="float" office:value="3">
            <text:p>3</text:p>
          </table:table-cell>
          <table:table-cell table:formula="oooc:=[.H5]*[Sheet2.$B$1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currency" office:currency="GBP" office:value="0.191">
            <text:p>£0.1910</text:p>
          </table:table-cell>
          <table:table-cell table:formula="oooc:=[.L5]*[.K5]" office:value-type="currency" office:currency="GBP" office:value="11.46">
            <text:p>£11.46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-clamp end</text:p>
          </table:table-cell>
          <table:table-cell office:value-type="float" office:value="1">
            <text:p>1</text:p>
          </table:table-cell>
          <table:table-cell table:formula="oooc:=[.H6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L6]*[.K6]" office:value-type="currency" office:currency="GBP" office:value="5.4">
            <text:p>£5.4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ON6-7</text:p>
          </table:table-cell>
          <table:table-cell office:value-type="string">
            <text:p>Farnell</text:p>
          </table:table-cell>
          <table:table-cell office:value-type="float" office:value="151789">
            <text:p>151789</text:p>
          </table:table-cell>
          <table:table-cell/>
          <table:table-cell office:value-type="string">
            <text:p>Lumberg</text:p>
          </table:table-cell>
          <table:table-cell office:value-type="string">
            <text:p>Screw Terminal</text:p>
          </table:table-cell>
          <table:table-cell office:value-type="float" office:value="2">
            <text:p>2</text:p>
          </table:table-cell>
          <table:table-cell table:formula="oooc:=[.H7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29">
            <text:p>£0.2900</text:p>
          </table:table-cell>
          <table:table-cell table:formula="oooc:=[.L7]*[.K7]" office:value-type="currency" office:currency="GBP" office:value="11.6">
            <text:p>£11.6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CON8-9</text:p>
          </table:table-cell>
          <table:table-cell office:value-type="string">
            <text:p>Farnell</text:p>
          </table:table-cell>
          <table:table-cell table:style-name="ce2" office:value-type="float" office:value="4215590">
            <text:p>4215590</text:p>
          </table:table-cell>
          <table:table-cell table:number-columns-repeated="2"/>
          <table:table-cell office:value-type="string">
            <text:p>6.3x0.8 Spade Terminal</text:p>
          </table:table-cell>
          <table:table-cell office:value-type="float" office:value="2">
            <text:p>2</text:p>
          </table:table-cell>
          <table:table-cell table:formula="oooc:=[.H8]*[Sheet2.$B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62">
            <text:p>£0.0620</text:p>
          </table:table-cell>
          <table:table-cell table:formula="oooc:=[.L8]*[.K8]" office:value-type="currency" office:currency="GBP" office:value="2.48">
            <text:p>£2.48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office:value-type="string">
            <text:p>MSP430F2234</text:p>
          </table:table-cell>
          <table:table-cell office:value-type="string">
            <text:p>TI</text:p>
          </table:table-cell>
          <table:table-cell office:value-type="string">
            <text:p>Micro-controller – TSSOP38</text:p>
          </table:table-cell>
          <table:table-cell office:value-type="float" office:value="1">
            <text:p>1</text:p>
          </table:table-cell>
          <table:table-cell table:formula="oooc:=[.H9]*[Sheet2.$B$1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currency" office:currency="GBP" office:value="2.81">
            <text:p>£2.8100</text:p>
          </table:table-cell>
          <table:table-cell table:formula="oooc:=[.L9]*[.K9]" office:value-type="currency" office:currency="GBP" office:value="56.2">
            <text:p>£56.2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IC2-5</text:p>
          </table:table-cell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table:style-name="ce3" office:value-type="float" office:value="74153">
            <text:p>74153</text:p>
          </table:table-cell>
          <table:table-cell/>
          <table:table-cell office:value-type="string">
            <text:p>4-to-1 MUX – SOP16</text:p>
          </table:table-cell>
          <table:table-cell office:value-type="float" office:value="4">
            <text:p>4</text:p>
          </table:table-cell>
          <table:table-cell table:formula="oooc:=[.H10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Default" office:value-type="float" office:value="0.104">
            <text:p>0.1</text:p>
          </table:table-cell>
          <table:table-cell table:style-name="ce5" table:formula="oooc:=[.L10]*[.K10]" office:value-type="currency" office:currency="GBP" office:value="10.4">
            <text:p>£10.40</text:p>
          </table:table-cell>
        </table:table-row>
        <table:table-row table:style-name="ro1">
          <table:table-cell office:value-type="string">
            <text:p>MOTOR</text:p>
          </table:table-cell>
          <table:table-cell office:value-type="string">
            <text:p>IC6-7</text:p>
          </table:table-cell>
          <table:table-cell office:value-type="string">
            <text:p>Maxim</text:p>
          </table:table-cell>
          <table:table-cell office:value-type="string">
            <text:p>MAX4069AUB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High-side Current Sense Amplifier – UMAX</text:p>
          </table:table-cell>
          <table:table-cell office:value-type="float" office:value="2">
            <text:p>2</text:p>
          </table:table-cell>
          <table:table-cell table:formula="oooc:=[.H11]*[Sheet2.$B$1]"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office:value-type="currency" office:currency="GBP" office:value="0.75">
            <text:p>£0.7500</text:p>
          </table:table-cell>
          <table:table-cell table:formula="oooc:=[.L11]*[.K11]" office:value-type="currency" office:currency="GBP" office:value="18.75">
            <text:p>£18.75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table:formula="oooc:=[.H1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formula="oooc:=[.L12]*[.K12]" office:value-type="currency" office:currency="GBP" office:value="2.1">
            <text:p>£2.1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LED2-8</text:p>
          </table:table-cell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table:number-columns-repeated="2"/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table:formula="oooc:=[.H13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95">
            <text:p>£0.0950</text:p>
          </table:table-cell>
          <table:table-cell table:formula="oooc:=[.L13]*[.K13]" office:value-type="currency" office:currency="GBP" office:value="13.3">
            <text:p>£13.3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Q1-4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FET N-channel SOT23</text:p>
          </table:table-cell>
          <table:table-cell office:value-type="float" office:value="4">
            <text:p>4</text:p>
          </table:table-cell>
          <table:table-cell table:formula="oooc:=[.H14]*[Sheet2.$B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currency" office:currency="GBP" office:value="0.049">
            <text:p>£0.0490</text:p>
          </table:table-cell>
          <table:table-cell table:formula="oooc:=[.L14]*[.K14]" office:value-type="currency" office:currency="GBP" office:value="3.92">
            <text:p>£3.92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Q5-Q8</text:p>
          </table:table-cell>
          <table:table-cell office:value-type="string">
            <text:p>Farnell</text:p>
          </table:table-cell>
          <table:table-cell office:value-type="float" office:value="1228332">
            <text:p>1228332</text:p>
          </table:table-cell>
          <table:table-cell office:value-type="string">
            <text:p>FDD8882</text:p>
          </table:table-cell>
          <table:table-cell/>
          <table:table-cell office:value-type="string">
            <text:p>FET N-channel TO252-3</text:p>
          </table:table-cell>
          <table:table-cell office:value-type="float" office:value="4">
            <text:p>4</text:p>
          </table:table-cell>
          <table:table-cell table:formula="oooc:=[.H15]*[Sheet2.$B$1]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currency" office:currency="GBP" office:value="0.24">
            <text:p>£0.2400</text:p>
          </table:table-cell>
          <table:table-cell table:formula="oooc:=[.L15]*[.K15]" office:value-type="currency" office:currency="GBP" office:value="19.2">
            <text:p>£19.2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Q13-Q16</text:p>
          </table:table-cell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office:value-type="string">
            <text:p>NDS8435A</text:p>
          </table:table-cell>
          <table:table-cell/>
          <table:table-cell office:value-type="string">
            <text:p>FET P-channel SOIC-8</text:p>
          </table:table-cell>
          <table:table-cell office:value-type="float" office:value="4">
            <text:p>4</text:p>
          </table:table-cell>
          <table:table-cell table:formula="oooc:=[.H16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currency" office:currency="GBP" office:value="0.53">
            <text:p>£0.5300</text:p>
          </table:table-cell>
          <table:table-cell table:formula="oooc:=[.L16]*[.K16]" office:value-type="currency" office:currency="GBP" office:value="53">
            <text:p>£53.00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R1-2</text:p>
          </table:table-cell>
          <table:table-cell office:value-type="string">
            <text:p>Farnell</text:p>
          </table:table-cell>
          <table:table-cell office:value-type="float" office:value="8067538">
            <text:p>8067538</text:p>
          </table:table-cell>
          <table:table-cell table:number-columns-repeated="2"/>
          <table:table-cell office:value-type="string">
            <text:p>Resistor 15mR 1206</text:p>
          </table:table-cell>
          <table:table-cell office:value-type="float" office:value="2">
            <text:p>2</text:p>
          </table:table-cell>
          <table:table-cell table:formula="oooc:=[.H17]*[Sheet2.$B$1]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195">
            <text:p>£0.1950</text:p>
          </table:table-cell>
          <table:table-cell table:formula="oooc:=[.L17]*[.K17]" office:value-type="currency" office:currency="GBP" office:value="9.75">
            <text:p>£9.75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R3-6,R8-9</text:p>
          </table:table-cell>
          <table:table-cell office:value-type="string">
            <text:p>Farnell</text:p>
          </table:table-cell>
          <table:table-cell office:value-type="float" office:value="9330402">
            <text:p>9330402</text:p>
          </table:table-cell>
          <table:table-cell table:number-columns-repeated="2"/>
          <table:table-cell office:value-type="string">
            <text:p>Resistor 100K 0603</text:p>
          </table:table-cell>
          <table:table-cell office:value-type="float" office:value="6">
            <text:p>6</text:p>
          </table:table-cell>
          <table:table-cell table:formula="oooc:=[.H18]*[Sheet2.$B$1]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currency" office:currency="GBP" office:value="0.021">
            <text:p>£0.0210</text:p>
          </table:table-cell>
          <table:table-cell table:formula="oooc:=[.L18]*[.K18]" office:value-type="currency" office:currency="GBP" office:value="2.52">
            <text:p>£2.52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R11-12,R19-20</text:p>
          </table:table-cell>
          <table:table-cell office:value-type="string">
            <text:p>Farnell</text:p>
          </table:table-cell>
          <table:table-cell office:value-type="float" office:value="9330364">
            <text:p>9330364</text:p>
          </table:table-cell>
          <table:table-cell table:number-columns-repeated="2"/>
          <table:table-cell office:value-type="string">
            <text:p>Resistor 100R 0603</text:p>
          </table:table-cell>
          <table:table-cell office:value-type="float" office:value="4">
            <text:p>4</text:p>
          </table:table-cell>
          <table:table-cell table:formula="oooc:=[.H19]*[Sheet2.$B$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currency" office:currency="GBP" office:value="0.021">
            <text:p>£0.0210</text:p>
          </table:table-cell>
          <table:table-cell table:formula="oooc:=[.L19]*[.K19]" office:value-type="currency" office:currency="GBP" office:value="1.68">
            <text:p>£1.68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table:number-columns-repeated="2"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table:formula="oooc:=[.H20]*[Sheet2.$B$1]"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021">
            <text:p>£0.0210</text:p>
          </table:table-cell>
          <table:table-cell table:formula="oooc:=[.L20]*[.K20]" office:value-type="currency" office:currency="GBP" office:value="1.05">
            <text:p>£1.05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R7,R13-18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table:number-columns-repeated="2"/>
          <table:table-cell office:value-type="string">
            <text:p>Resistor 560R 0603</text:p>
          </table:table-cell>
          <table:table-cell office:value-type="float" office:value="7">
            <text:p>7</text:p>
          </table:table-cell>
          <table:table-cell table:formula="oooc:=[.H21]*[Sheet2.$B$1]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currency" office:currency="GBP" office:value="0.021">
            <text:p>£0.0210</text:p>
          </table:table-cell>
          <table:table-cell table:formula="oooc:=[.L21]*[.K21]" office:value-type="currency" office:currency="GBP" office:value="2.94">
            <text:p>£2.9400</text:p>
          </table:table-cell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 office:value-type="string">
            <text:p>Farnell</text:p>
          </table:table-cell>
          <table:table-cell office:value-type="float" office:value="9712887">
            <text:p>9712887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float" office:value="1">
            <text:p>1</text:p>
          </table:table-cell>
          <table:table-cell table:formula="oooc:=[.H2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4">
            <text:p>£0.3400</text:p>
          </table:table-cell>
          <table:table-cell table:formula="oooc:=[.L22]*[.K22]" office:value-type="currency" office:currency="GBP" office:value="6.8">
            <text:p>£6.80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formula="oooc:=SUM([.H2:.H22])" office:value-type="float" office:value="65">
            <text:p>65</text:p>
          </table:table-cell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:</text:p>
          </table:table-cell>
          <table:table-cell table:formula="oooc:=SUM([BOM.M2:.M65536])*1.175" office:value-type="currency" office:currency="GBP" office:value="282.43475">
            <text:p>£282.4348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currency" office:currency="GBP" office:value="14.1217375">
            <text:p>£14.121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12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Robert Spanton</meta:initial-creator>
    <meta:creation-date>2007-08-15T00:37:07</meta:creation-date>
    <dc:date>2007-09-05T12:01:23</dc:date>
    <dc:language>en-US</dc:language>
    <meta:editing-cycles>87</meta:editing-cycles>
    <meta:editing-duration>PT7H25M23S</meta:editing-duration>
    <meta:user-defined meta:name="Info 1"/>
    <meta:user-defined meta:name="Info 2"/>
    <meta:user-defined meta:name="Info 3"/>
    <meta:user-defined meta:name="Info 4"/>
    <meta:document-statistic meta:table-count="3" meta:cell-count="259"/>
  </office:meta>
</office:document-meta>
</file>